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2b8d"/>
    </style:style>
    <style:style style:name="P2" style:family="paragraph" style:parent-style-name="Standard">
      <style:paragraph-properties fo:margin-left="1.251cm" fo:text-indent="0cm" style:auto-text-indent="false"/>
      <style:text-properties style:text-underline-style="solid" style:text-underline-width="auto" style:text-underline-color="font-color"/>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text-properties officeooo:rsid="00100a7b" officeooo:paragraph-rsid="00100a7b"/>
    </style:style>
    <style:style style:name="T1" style:family="text">
      <style:text-properties officeooo:rsid="000b474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mo: Acción de llevar a la practica un plan, método o idea.</text:p>
      <text:p text:style-name="Standard"/>
      <text:p text:style-name="Standard"/>
      <text:p text:style-name="Standard"/>
      <text:list text:style-name="L1">
        <text:list-item>
          <text:p text:style-name="P3">Algoritmo para imprimir en pantalla los primeros números potencia de 2 menores que 100.</text:p>
        </text:list-item>
      </text:list>
      <text:p text:style-name="Standard"/>
      <text:p text:style-name="Standard"/>
      <text:p text:style-name="Standard">Inicio</text:p>
      <text:p text:style-name="Standard"><text:s text:c="4"/><text:tab/>numero=1</text:p>
      <text:p text:style-name="Standard"><text:tab/>mientras que numero &lt;100</text:p>
      <text:p text:style-name="Standard"><text:tab/> <text:s text:c="3"/>imprimir numero</text:p>
      <text:p text:style-name="Standard"><text:tab/> <text:s text:c="3"/>numero=numero*2</text:p>
      <text:p text:style-name="Standard"><text:tab/><text:span text:style-name="T1">fin mientras</text:span></text:p>
      <text:p text:style-name="Standard">Fin</text:p>
      <text:p text:style-name="Standard"/>
      <text:p text:style-name="Standard"/>
      <text:p text:style-name="Standard"/>
      <text:list text:style-name="L2">
        <text:list-item>
          <text:p text:style-name="P4">Mismo ejercicio pero sin que salga el 8 y el 32</text:p>
        </text:list-item>
      </text:list>
      <text:p text:style-name="Standard"/>
      <text:p text:style-name="Standard"/>
      <text:p text:style-name="Standard">Inicio</text:p>
      <text:p text:style-name="Standard"/>
      <text:p text:style-name="Standard"><text:s text:c="4"/><text:tab/>numero=1</text:p>
      <text:p text:style-name="Standard"><text:tab/>mientras que numero&lt;100</text:p>
      <text:p text:style-name="Standard"><text:tab/> <text:s/>si numero es diferente de 8</text:p>
      <text:p text:style-name="Standard"><text:tab/> <text:s/>si numero es diferente de 32</text:p>
      <text:p text:style-name="Standard"><text:tab/> <text:s text:c="3"/>imprimir numero</text:p>
      <text:p text:style-name="Standard"><text:tab/> <text:s/>fin si <text:s text:c="2"/></text:p>
      <text:p text:style-name="Standard"><text:tab/> <text:s/>fin si</text:p>
      <text:p text:style-name="Standard"><text:tab/> <text:s text:c="3"/>numero=numero*2</text:p>
      <text:p text:style-name="Standard"><text:s/><text:tab/>fin mientras</text:p>
      <text:p text:style-name="Standard"><text:tab/></text:p>
      <text:p text:style-name="Standard">Fin</text:p>
      <text:p text:style-name="Standard"/>
      <text:p text:style-name="Standard"/>
      <text:p text:style-name="Standard"/>
      <text:list text:style-name="L3">
        <text:list-item>
          <text:p text:style-name="P5">Mostrar los números pares menores que 1000 en pantalla</text:p>
        </text:list-item>
      </text:list>
      <text:p text:style-name="Standard"/>
      <text:p text:style-name="Standard">Inicio</text:p>
      <text:p text:style-name="Standard"><text:s text:c="3"/>número=2</text:p>
      <text:p text:style-name="Standard"><text:s text:c="3"/>mientras que numero &lt; 1000</text:p>
      <text:p text:style-name="Standard"><text:s text:c="12"/>imprimir número </text:p>
      <text:p text:style-name="Standard"><text:s text:c="3"/><text:tab/>número=numero+2</text:p>
      <text:p text:style-name="Standard"><text:s text:c="3"/>fin mientras</text:p>
      <text:p text:style-name="Standard">Fin</text:p>
      <text:p text:style-name="Standard"/>
      <text:p text:style-name="Standard"/>
      <text:p text:style-name="Standard"/>
      <text:p text:style-name="Standard"/>
      <text:p text:style-name="Standard"/>
      <text:p text:style-name="Standard"/>
      <text:p text:style-name="Standard"/>
      <text:list text:style-name="L4">
        <text:list-item>
          <text:p text:style-name="P6"><text:soft-page-break/>Imprima en pantalla el resultado de sumar los 15 primeros numeros impares</text:p>
        </text:list-item>
      </text:list>
      <text:p text:style-name="Standard"/>
      <text:p text:style-name="Standard">Inicio</text:p>
      <text:p text:style-name="Standard"/>
      <text:p text:style-name="Standard"><text:s text:c="2"/><text:tab/> x=1</text:p>
      <text:p text:style-name="Standard"><text:s text:c="2"/><text:tab/> N=3</text:p>
      <text:p text:style-name="Standard"><text:s text:c="3"/><text:tab/>Contador=0</text:p>
      <text:p text:style-name="Standard"><text:tab/>Mientras N &gt; o = 29</text:p>
      <text:p text:style-name="Standard"><text:tab/> <text:s/>x = x + N</text:p>
      <text:p text:style-name="Standard"><text:tab/> <text:s/>Incrementa 2 a N</text:p>
      <text:p text:style-name="Standard"><text:tab/>Fin mientras</text:p>
      <text:p text:style-name="Standard"><text:s text:c="12"/>Imprime x</text:p>
      <text:p text:style-name="Standard"><text:s text:c="3"/></text:p>
      <text:p text:style-name="Standard">Fin</text:p>
      <text:p text:style-name="Standard"/>
      <text:list text:style-name="L5">
        <text:list-item>
          <text:p text:style-name="P7">Imprimir los 10 primeros multiples de 3</text:p>
        </text:list-item>
      </text:list>
      <text:p text:style-name="Standard"/>
      <text:p text:style-name="Standard">Inicio</text:p>
      <text:p text:style-name="Standard"><text:s text:c="12"/>x=0</text:p>
      <text:p text:style-name="Standard"><text:tab/>Mientras x&lt; o = 30</text:p>
      <text:p text:style-name="Standard"><text:s text:c="3"/><text:tab/> <text:s/>x=x+3</text:p>
      <text:p text:style-name="Standard"><text:s text:c="3"/><text:tab/> <text:s/>Imprimir numero</text:p>
      <text:p text:style-name="Standard"><text:tab/>fin mientras</text:p>
      <text:p text:style-name="Standard"/>
      <text:p text:style-name="Standard">Fin</text:p>
      <text:p text:style-name="Standard"/>
      <text:p text:style-name="Standard">3 6 9 12 15 18 21 24 27 30</text:p>
      <text:p text:style-name="Standard"/>
      <text:p text:style-name="P2">Otra manera</text:p>
      <text:p text:style-name="Standard"/>
      <text:p text:style-name="Standard">Inicio</text:p>
      <text:p text:style-name="Standard"/>
      <text:p text:style-name="Standard"><text:s text:c="3"/>x=3</text:p>
      <text:p text:style-name="Standard"><text:s text:c="3"/>i=1</text:p>
      <text:p text:style-name="Standard"><text:s text:c="3"/>mientras i&lt; o =10</text:p>
      <text:p text:style-name="Standard"><text:tab/> <text:s/>escribe (x*i)</text:p>
      <text:p text:style-name="Standard"><text:tab/> <text:s/>i=i+1</text:p>
      <text:p text:style-name="Standard"><text:s text:c="3"/>fin mientras</text:p>
      <text:p text:style-name="Standard"><text:tab/></text:p>
      <text:p text:style-name="Standard">F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6">
        <text:list-item>
          <text:p text:style-name="P8"><text:soft-page-break/>Imprimir en pantalla la suma de los 10 primeros multiplos de 3 que no sean multiplos de 2</text:p>
        </text:list-item>
      </text:list>
      <text:p text:style-name="Standard"/>
      <text:p text:style-name="Standard">Multiplos de 2= 2, 4, 6, 8, 10, 12, 14, 16, 18, 20, 22, 24, 26, 28, 30</text:p>
      <text:p text:style-name="Standard">Multiplos de 3= 3, 6, 9, 12, 15, 18, 21, 24, 27, 30</text:p>
      <text:p text:style-name="Standard">se repiten= 6,12,18,24,30</text:p>
      <text:p text:style-name="Standard"/>
      <text:p text:style-name="Standard">Inicio</text:p>
      <text:p text:style-name="Standard"><text:s text:c="3"/></text:p>
      <text:p text:style-name="Standard"><text:s text:c="3"/>x=0</text:p>
      <text:p text:style-name="Standard"><text:s text:c="3"/>N=3</text:p>
      <text:p text:style-name="Standard"><text:s text:c="3"/>Contador=0</text:p>
      <text:p text:style-name="Standard"><text:s text:c="3"/>Mientras contador &lt; 10</text:p>
      <text:p text:style-name="Standard"><text:s text:c="3"/><text:tab/>x= x+N</text:p>
      <text:p text:style-name="Standard"><text:s text:c="3"/><text:tab/>N= N+6</text:p>
      <text:p text:style-name="Standard"><text:s text:c="3"/><text:tab/>contador= contador+1</text:p>
      <text:p text:style-name="Standard"><text:s text:c="3"/>fin mientras</text:p>
      <text:p text:style-name="Standard"><text:s text:c="3"/>imprimir x</text:p>
      <text:p text:style-name="Standard">Fin</text:p>
      <text:p text:style-name="Standard"/>
      <text:p text:style-name="Standard"/>
      <text:p text:style-name="Standard"/>
      <text:p text:style-name="Standard">Algoritmo que muestre en pantalla la paga de un hijo. Se guarda la edad del hijo en memoria y si es menor de edad recibe 5 Euros, pero si es mayor de edad recibe 12 Euros.</text:p>
      <text:p text:style-name="Standard"/>
      <text:p text:style-name="Standard">Inicio</text:p>
      <text:p text:style-name="Standard"/>
      <text:p text:style-name="Standard"><text:s text:c="3"/>edad = 19 </text:p>
      <text:p text:style-name="Standard"><text:s text:c="3"/>paga = 0</text:p>
      <text:p text:style-name="Standard"><text:s text:c="3"/>si edad &lt; 18</text:p>
      <text:p text:style-name="Standard"><text:s text:c="3"/><text:tab/>paga = 5</text:p>
      <text:p text:style-name="Standard"><text:s text:c="3"/>si no</text:p>
      <text:p text:style-name="Standard"><text:s text:c="3"/><text:tab/>paga =12</text:p>
      <text:p text:style-name="Standard"><text:s text:c="3"/>fin si</text:p>
      <text:p text:style-name="Standard"><text:s text:c="3"/>imprime paga</text:p>
      <text:p text:style-name="Standard"/>
      <text:p text:style-name="Standard">F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lgoritmo para imprimir en pantalla el mayor de tres numeros que tengo guardados en memoria</text:p>
      <text:p text:style-name="Standard"/>
      <text:p text:style-name="Standard">Inicio</text:p>
      <text:p text:style-name="Standard"/>
      <text:p text:style-name="Standard"><text:s text:c="3"/>numero 1 = 6</text:p>
      <text:p text:style-name="Standard"><text:s text:c="3"/>numero 2 = 2</text:p>
      <text:p text:style-name="Standard"><text:s text:c="3"/>numero 3 = 6</text:p>
      <text:p text:style-name="Standard"><text:s text:c="3"/></text:p>
      <text:p text:style-name="Standard"><text:s text:c="3"/>si numero 1 &gt; numero 2 o 3</text:p>
      <text:p text:style-name="Standard"><text:s text:c="3"/>si no</text:p>
      <text:p text:style-name="Standard"><text:s text:c="3"/><text:tab/></text:p>
      <text:p text:style-name="Standard"><text:s text:c="3"/><text:tab/>imprimir numero 1</text:p>
      <text:p text:style-name="Standard"><text:s text:c="3"/>si numero 2 &gt; numero 1 o 3</text:p>
      <text:p text:style-name="Standard"><text:s text:c="3"/><text:tab/>imprimir numero 2</text:p>
      <text:p text:style-name="Standard"><text:s text:c="3"/>si numero 3 &gt; numero 1 o 2<text:tab/></text:p>
      <text:p text:style-name="Standard"><text:s text:c="3"/><text:tab/>imprimir numero 3</text:p>
      <text:p text:style-name="Standard"><text:s text:c="3"/>fin si</text:p>
      <text:p text:style-name="Standard"><text:s text:c="3"/>fin si <text:s/><text:tab/></text:p>
      <text:p text:style-name="Standard"><text:s text:c="3"/>fin si</text:p>
      <text:p text:style-name="Standard"><text:s text:c="3"/></text:p>
      <text:p text:style-name="Standard">Fin</text:p>
      <text:p text:style-name="Standard"><text:s text:c="3"/></text:p>
      <text:p text:style-name="Standard">Si coincide algun numero</text:p>
      <text:p text:style-name="Standard"><text:s text:c="3"/></text:p>
      <text:p text:style-name="Standard">Inicio</text:p>
      <text:p text:style-name="Standard"><text:s text:c="2"/></text:p>
      <text:p text:style-name="Standard">num1 = 4</text:p>
      <text:p text:style-name="Standard">num2 = 4</text:p>
      <text:p text:style-name="Standard">num3 = 1</text:p>
      <text:p text:style-name="Standard"/>
      <text:p text:style-name="Standard">mayor= num1</text:p>
      <text:p text:style-name="Standard"><text:tab/>si num2 &gt; mayor entonces:</text:p>
      <text:p text:style-name="Standard"><text:tab/><text:tab/>mayor = num2</text:p>
      <text:p text:style-name="Standard"><text:tab/>fin si</text:p>
      <text:p text:style-name="Standard"><text:tab/>si num3 &gt; mayor entonces: </text:p>
      <text:p text:style-name="Standard"><text:tab/><text:tab/>mayor = num3</text:p>
      <text:p text:style-name="Standard"><text:tab/>fin si</text:p>
      <text:p text:style-name="Standard">F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Otra manera</text:p>
      <text:p text:style-name="Standard"/>
      <text:p text:style-name="Standard">Inicio</text:p>
      <text:p text:style-name="Standard"><text:s text:c="3"/>numero 1 = 1</text:p>
      <text:p text:style-name="Standard"><text:s text:c="3"/>numero 2 = 1</text:p>
      <text:p text:style-name="Standard"><text:s text:c="3"/>numero 3 = 3</text:p>
      <text:p text:style-name="Standard"><text:s text:c="3"/>si (numero 1 es &gt;= numero 2, y numero 1 &gt;= numero 3)</text:p>
      <text:p text:style-name="Standard"><text:s text:c="3"/><text:tab/>imprime numero 1 </text:p>
      <text:p text:style-name="Standard"><text:s text:c="3"/>fin si</text:p>
      <text:p text:style-name="Standard"><text:s text:c="3"/>si no</text:p>
      <text:p text:style-name="Standard"><text:s text:c="3"/><text:tab/>si (numero 2 &gt;= numero 1, y numero 2 &gt;= numero 3)</text:p>
      <text:p text:style-name="Standard"><text:s text:c="3"/><text:tab/><text:tab/>imprime numero 2</text:p>
      <text:p text:style-name="Standard"><text:s text:c="3"/><text:tab/>fin si</text:p>
      <text:p text:style-name="Standard"><text:s text:c="3"/><text:tab/>si no</text:p>
      <text:p text:style-name="Standard"><text:s text:c="3"/><text:tab/><text:tab/>imprime numero 3</text:p>
      <text:p text:style-name="Standard"><text:s text:c="3"/><text:tab/>fin si no</text:p>
      <text:p text:style-name="Standard"><text:s text:c="3"/>fin si no</text:p>
      <text:p text:style-name="Standard"><text:s text:c="3"/></text:p>
      <text:p text:style-name="Standard">Fin</text:p>
      <text:p text:style-name="Standard"/>
      <text:p text:style-name="Standard"/>
      <text:p text:style-name="Standard"/>
      <text:p text:style-name="Standard"/>
      <text:p text:style-name="P9">Ejercicios variables (corregido CASI todo)</text:p>
      <text:p text:style-name="P9"/>
      <text:p text:style-name="P9">Cuales de los siguientes identificadores de variable son validos? En el caso que no lo sean indica el motivo. Hay alguno que aun siendo valido no sea recomendable utilizar por algún motivo o por reglas de estilo?</text:p>
      <text:p text:style-name="P9"/>
      <text:p text:style-name="P9">Reglas:</text:p>
      <text:p text:style-name="P9">No palabras reservadas</text:p>
      <text:p text:style-name="P9">No puede ser una palabra reservada</text:p>
      <text:p text:style-name="P9">No empiece por mayúscula</text:p>
      <text:p text:style-name="P9">Debe comenzar por un caracter o bien simbolos "_" o "$"</text:p>
      <text:p text:style-name="P9">No empezar por números</text:p>
      <text:p text:style-name="P9">En el nombre pueden usarse letras, digitos, caracter guion bajo o simbolo de dolar</text:p>
      <text:p text:style-name="P9">Su significado debe representar el contenido (edadminima en lugar de e)</text:p>
      <text:p text:style-name="P9">No puede haber 2 variables con el mismo nombre en el mismo ámbito</text:p>
      <text:p text:style-name="P9"/>
      <text:p text:style-name="P9">1) registro1 = valida</text:p>
      <text:p text:style-name="P9">2) 1registro = no valida</text:p>
      <text:p text:style-name="P9">3) archivo_3 = valida</text:p>
      <text:p text:style-name="P9">4) while = valido</text:p>
      <text:p text:style-name="P9">5) $impuesto = valida, una variable debe puede contener el signo $</text:p>
      <text:p text:style-name="P9">6) año = valido</text:p>
      <text:p text:style-name="P9">7) primer apellido = no valida, no debe haber un espacio entre medias</text:p>
      <text:p text:style-name="P9">8) primer_apellido = valida</text:p>
      <text:p text:style-name="P9">9) primer-apellido = no valida, una variable no puede tener un - en mitad del nombre</text:p>
      <text:p text:style-name="P9">10) primerApellido = valida</text:p>
      <text:p text:style-name="P9">11) Tom's = no valida, una variable no puede empezar por mayuscula y el apostrofe no es valido</text:p>
      <text:p text:style-name="P9">12) C3PO = no valida, no puede empezar por mayuscula</text:p>
      <text:p text:style-name="P9">13) 123# = no valida, no puede empezar por un numero</text:p>
      <text:p text:style-name="P9"><text:soft-page-break/>14) PesoMáximo = no valida, una variable no puede comenzar por mayuscula</text:p>
      <text:p text:style-name="P9">15) %descuento = no valida, empieza por un caracter especial q no esta permitido</text:p>
      <text:p text:style-name="P9">16) Weight = no valida, no puede comenzar por mayuscula (no recomendada)</text:p>
      <text:p text:style-name="P9">17) $$precioMínimo = valida, debe comenzar con un simbolo o caracter, en este caso $ (no recomendable con la tilde)</text:p>
      <text:p text:style-name="P9">18) _$Único = valida</text:p>
      <text:p text:style-name="P9">19) tamaño_máximo = no valida, no puede haber una _ en medio de una variable (no reocmendable por la tilde)</text:p>
      <text:p text:style-name="P9">20) peso.máximo = no valida, no debe haber un . entre medias</text:p>
      <text:p text:style-name="P9">21) Precio___ = no valida, empieza por mayuscula</text:p>
      <text:p text:style-name="P9">22) matrícula? = no valida</text:p>
      <text:p text:style-name="P9">23) cuántoVale = valida</text:p>
      <text:p text:style-name="P9">24) high = valido</text:p>
      <text:p text:style-name="P9">25) barça = no valida, una variable no puede ser una palabra reservada</text:p>
      <text:p text:style-name="P9">26) piraguista = valida</text:p>
      <text:p text:style-name="P9">27) B_011 = no valida</text:p>
      <text:p text:style-name="P9">28) X012AB = valida</text:p>
      <text:p text:style-name="P9">29) 70libro = no valida</text:p>
      <text:p text:style-name="P9">30) nombre&amp;apellido = no valida, no se puede &amp;</text:p>
      <text:p text:style-name="P9">31) 0X1A = no valida, no debe empezar por un numero</text:p>
      <text:p text:style-name="P9">32) else = no vali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8T13:23:27.416996501</meta:creation-date>
    <dc:date>2025-09-30T12:19:53.934433741</dc:date>
    <meta:editing-duration>PT1H21M14S</meta:editing-duration>
    <meta:editing-cycles>8</meta:editing-cycles>
    <meta:generator>LibreOffice/24.2.7.2$Linux_X86_64 LibreOffice_project/420$Build-2</meta:generator>
    <meta:document-statistic meta:table-count="0" meta:image-count="0" meta:object-count="0" meta:page-count="6" meta:paragraph-count="184" meta:word-count="875" meta:character-count="4673" meta:non-whitespace-character-count="3632"/>
  </office:meta>
</office:document-meta>
</file>